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braced by a beautifully slim floor standing cabinet, the MR6’s 21/2-way system comprises a 1” C-CAM® tweeter, supported by two 6.5” MMP® II bass drivers and a single 6.5” MMP II bass/mid-range driver mounted within dedicated chambers. </text:p>
      <text:p text:style-name="Standard"/>
      <text:p text:style-name="Standard"/>
      <text:p text:style-name="Standard"/>
      <text:p text:style-name="Standard"/>
      <text:p text:style-name="Standard">Embraced by a beautifully slim floor standing cabinet, the MR6’s 21/2-way system comprises a 1” C-CAM® tweeter, supported by two 6.5” MMP® II bass drivers and a single 6.5” MMP II bass/mid-range driver mounted within dedicated chambers. The twin chamber acoustic structure provides increased bass extension while maintaining a high overall sensitivity, and the bass drivers themselves have four layer coils to offer improved power handling and dynamics. The neutral character of a dedicated 6.5” mid-range driver completes a genuinely dynamic wide-bandwidth design, powerful but always alive to the rhythmic pulse of the musi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5S</meta:editing-duration>
    <meta:editing-cycles>3</meta:editing-cycles>
    <meta:generator>OpenOffice/4.1.1$Win32 OpenOffice.org_project/411m6$Build-9775</meta:generator>
    <dc:date>2018-01-29T23:06:08.11</dc:date>
    <meta:document-statistic meta:table-count="0" meta:image-count="0" meta:object-count="0" meta:page-count="1" meta:paragraph-count="2" meta:word-count="131" meta:character-count="865"/>
    <dc:creator>Marti </dc:creator>
    <meta:user-defined meta:name="Info 1"/>
    <meta:user-defined meta:name="Info 2"/>
    <meta:user-defined meta:name="Info 3"/>
    <meta:user-defined meta:name="Info 4"/>
  </office:meta>
</office:document-meta>
</file>